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17000019F1000011773B38E362.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elle4" style:family="table">
      <style:table-properties style:width="8.601cm" table:align="margins"/>
    </style:style>
    <style:style style:name="Tabelle4.A" style:family="table-column">
      <style:table-column-properties style:column-width="7.645cm" style:rel-column-width="58251*"/>
    </style:style>
    <style:style style:name="Tabelle4.B" style:family="table-column">
      <style:table-column-properties style:column-width="0.956cm" style:rel-column-width="7284*"/>
    </style:style>
    <style:style style:name="Tabelle4.A1" style:family="table-cell">
      <style:table-cell-properties style:vertical-align="middle" fo:padding="0.097cm" fo:border="none"/>
    </style:style>
    <style:style style:name="Table1" style:family="table">
      <style:table-properties style:width="8.601cm" table:align="margins"/>
    </style:style>
    <style:style style:name="Table1.A" style:family="table-column">
      <style:table-column-properties style:column-width="7.645cm" style:rel-column-width="58251*"/>
    </style:style>
    <style:style style:name="Table1.B" style:family="table-column">
      <style:table-column-properties style:column-width="0.956cm" style:rel-column-width="7284*"/>
    </style:style>
    <style:style style:name="Table1.A1" style:family="table-cell">
      <style:table-cell-properties style:vertical-align="middle" fo:padding="0.097cm" fo:border="none"/>
    </style:style>
    <style:style style:name="Table2" style:family="table">
      <style:table-properties style:width="8.601cm" table:align="margins" style:writing-mode="lr-tb"/>
    </style:style>
    <style:style style:name="Table2.A" style:family="table-column">
      <style:table-column-properties style:column-width="2.866cm" style:rel-column-width="21845*"/>
    </style:style>
    <style:style style:name="Table2.1" style:family="table-row">
      <style:table-row-properties style:min-row-height="0.159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2" style:family="table-row">
      <style:table-row-properties style:min-row-height="0.138cm"/>
    </style:style>
    <style:style style:name="Table2.A2" style:family="table-cell" style:data-style-name="N0">
      <style:table-cell-properties fo:padding="0.097cm" fo:border-left="0.002cm solid #000000" fo:border-right="none" fo:border-top="none" fo:border-bottom="0.002cm solid #000000"/>
    </style:style>
    <style:style style:name="Table2.C2" style:family="table-cell" style:data-style-name="N106">
      <style:table-cell-properties fo:padding="0.097cm" fo:border-left="0.002cm solid #000000" fo:border-right="0.002cm solid #000000" fo:border-top="none" fo:border-bottom="0.002cm solid #000000"/>
    </style:style>
    <style:style style:name="Table2.3" style:family="table-row">
      <style:table-row-properties style:min-row-height="0.011cm"/>
    </style:style>
    <style:style style:name="Table2.4" style:family="table-row">
      <style:table-row-properties style:min-row-height="0.556cm"/>
    </style:style>
    <style:style style:name="Table2.B4" style:family="table-cell" style:data-style-name="N106">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paragraph-properties fo:text-align="center" style:justify-single-word="false"/>
    </style:style>
    <style:style style:name="P4" style:family="paragraph" style:parent-style-name="Normal">
      <style:text-properties fo:font-style="italic" style:font-style-asian="italic" style:font-style-complex="italic"/>
    </style:style>
    <style:style style:name="P5" style:family="paragraph" style:parent-style-name="Normal">
      <style:text-properties fo:font-style="normal" style:font-style-asian="normal" style:font-style-complex="normal"/>
    </style:style>
    <style:style style:name="P6"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7" style:family="paragraph" style:parent-style-name="Normal">
      <style:paragraph-properties style:writing-mode="lr-tb"/>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Table">
      <style:paragraph-properties fo:keep-with-next="always"/>
    </style:style>
    <style:style style:name="P11" style:family="paragraph" style:parent-style-name="Normal" style:list-style-name="L1">
      <style:paragraph-properties fo:margin-left="0cm" fo:margin-right="0cm" fo:text-indent="0cm" style:auto-text-indent="false"/>
    </style:style>
    <style:style style:name="P12" style:family="paragraph" style:parent-style-name="Main_20_Heading">
      <style:paragraph-properties style:writing-mode="lr-tb"/>
    </style:style>
    <style:style style:name="P13" style:family="paragraph" style:parent-style-name="Sub-heading">
      <style:paragraph-properties style:writing-mode="lr-tb"/>
    </style:style>
    <style:style style:name="T1" style:family="text">
      <style:text-properties style:text-position="super 58%"/>
    </style:style>
    <style:style style:name="T2" style:family="text">
      <style:text-properties fo:text-transform="uppercase"/>
    </style:style>
    <style:style style:name="T3" style:family="text">
      <style:text-properties style:font-name="Times New Roman"/>
    </style:style>
    <style:style style:name="T4" style:family="text">
      <style:text-properties style:font-name="Times New Roman" style:font-name-asian="PMingLiU"/>
    </style:style>
    <style:style style:name="T5" style:family="text">
      <style:text-properties fo:font-size="12pt" style:font-size-asian="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8"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9"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0"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1" style:family="text">
      <style:text-properties fo:font-style="italic" style:font-style-asian="italic" style:font-style-complex="italic"/>
    </style:style>
    <style:style style:name="T12" style:family="text">
      <style:text-properties style:text-position="sub 58%" fo:font-style="italic" style:font-style-asian="italic" style:font-style-complex="italic"/>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6">s</text:span></text:p>
          <text:p text:style-name="P1">[ add to google code svn repo ]</text:p>
          <text:p text:style-name="P1"/>
          <text:p text:style-name="Author_28_s_29_">Francis George CABARLE<text:span text:style-name="T1">1</text:span>, Henry ADORNA¹, and Juan <text:span text:style-name="T2">Delacruz</text:span>²</text:p>
          <text:p text:style-name="P2"/>
          <text:p text:style-name="P2"/>
          <text:p text:style-name="Affiliation"><text:span text:style-name="T1">1</text:span>University of the Philippines, Department of Computer Science <text:s/>(Algorithms and Complexity lab), Diliman, Quezon City, Philippines</text:p>
          <text:p text:style-name="Affiliation"><text:span text:style-name="T3">² XXXX,</text:span><text:span text:style-name="T4"> Quezon City</text:span><text:span text:style-name="T3">, Philippines</text:span></text:p>
          <text:p text:style-name="Affiliation"/>
          <text:p text:style-name="Affiliation"/>
          <text:p text:style-name="Abstract"><text:span text:style-name="T5">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5">Key words</text:span> : Parallel computing, Membrane computing, GPGPUs</text:p>
        </draw:text-box>
      </draw:frame>
      <text:list xml:id="list1522382450"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702171626" text:continue-numbering="true" text:style-name="Outline">
        <text:list-item>
          <text:h text:style-name="P12" text:outline-level="1">Spiking neural p systems</text:h>
        </text:list-item>
      </text:list>
      <text:p text:style-name="P7"/>
      <text:list xml:id="list1290289629"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954_1305121422"/></text:p>
      <table:table table:name="Table3" table:style-name="Table3">
        <table:table-column table:style-name="Table3.A"/>
        <table:table-column table:style-name="Table3.B"/>
        <table:table-header-rows>
          <table:table-row>
            <table:table-cell table:style-name="Table3.A1" office:value-type="string">
              <text:p text:style-name="P8"><draw:frame draw:style-name="fr4" draw:name="Object2" text:anchor-type="as-char" svg:y="-0.395cm" svg:width="4.671cm" svg:height="0.531cm" draw:z-index="5"><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9">(2<text:sequence text:ref-name="refText0" text:name="Text" text:formula="ooow:Text+1" style:num-format="a">a</text:sequence>)</text:p>
            </table:table-cell>
          </table:table-row>
        </table:table-header-rows>
      </table:table>
      <text:p text:style-name="Standard"><text:bookmark-end text:name="__DdeLink__1954_1305121422"/></text:p>
      <text:p text:style-name="Normal">(2a) represents an SNP system without delay of degree <text:span text:style-name="T11">m </text:span><text:bookmark-start text:name="__DdeLink__2180_1305121422"/><text:span text:style-name="T7">≥</text:span><text:bookmark-end text:name="__DdeLink__2180_1305121422"/><text:span text:style-name="T7"> </text:span><text:span text:style-name="T11">1</text:span>, that is, with <text:span text:style-name="T11">m</text:span> neurons, where</text:p>
      <text:p text:style-name="Normal"/>
      <text:p text:style-name="P4"><text:tab/>1. O = { a } represents the singleton set made up of a, the spike</text:p>
      <text:p text:style-name="P4"><text:soft-page-break/><text:tab/><text:tab/>2.<text:bookmark-start text:name="__DdeLink__2158_1305121422"/><draw:frame draw:style-name="fr5" draw:name="Object3" text:anchor-type="as-char" svg:width="1.78cm" svg:height="0.531cm" draw:z-index="6"><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4"><text:tab/><text:tab/><text:tab/><draw:frame draw:style-name="fr4" draw:name="Object4" text:anchor-type="as-char" svg:y="0cm" svg:width="3.688cm" svg:height="0.531cm" draw:z-index="7"><draw:object xlink:href="./Object 5" xlink:type="simple" xlink:show="embed" xlink:actuate="onLoad"/><draw:image xlink:href="./ObjectReplacements/Object 5" xlink:type="simple" xlink:show="embed" xlink:actuate="onLoad"/></draw:frame></text:p>
      <text:p text:style-name="P5">where</text:p>
      <text:p text:style-name="P5"><text:tab/><text:span text:style-name="T11">a) </text:span><text:bookmark-start text:name="__DdeLink__2182_1305121422"/><text:span text:style-name="T11">n</text:span><text:bookmark-start text:name="__DdeLink__2194_1305121422"/><text:span text:style-name="T12">i</text:span><text:bookmark-end text:name="__DdeLink__2182_1305121422"/><text:bookmark-end text:name="__DdeLink__2194_1305121422"/><text:span text:style-name="T11"> </text:span><text:bookmark-start text:name="__DdeLink__2196_1305121422"/><text:span text:style-name="T7">≥ </text:span><text:bookmark-end text:name="__DdeLink__2196_1305121422"/><text:span text:style-name="T7">0 are the initial number of spikes in the neuron </text:span><text:span text:style-name="T8">σ</text:span><text:span text:style-name="T9">i</text:span><text:span text:style-name="T7"> </text:span></text:p>
      <text:p text:style-name="P5"><text:span text:style-name="T7"><text:tab/>b) R</text:span><text:span text:style-name="T9">i</text:span><text:span text:style-name="T7"> are finite set of rules of the form</text:span></text:p>
      <text:p text:style-name="P5"><text:span text:style-name="T7"><text:tab/><text:tab/>b-1) E/</text:span><text:bookmark-start text:name="__DdeLink__2198_1305121422"/><text:span text:style-name="T7">a</text:span><text:span text:style-name="T10">c</text:span><text:bookmark-end text:name="__DdeLink__2198_1305121422"/><text:span text:style-name="T7"> → a</text:span><text:span text:style-name="T10">p</text:span><text:span text:style-name="T7">, where E is the regular expression over a, and c ≥ 1, p ≥ 1 such that c ≥ p</text:span></text:p>
      <text:p text:style-name="P6"><text:tab/><text:tab/>b-2) <text:s/>a<text:span text:style-name="T1">s</text:span> → λ <text:s/>for </text:p>
      <text:p text:style-name="Normal"/>
      <text:list xml:id="list1266133426" text:continue-numbering="true" text:style-name="Outline">
        <text:list-item>
          <text:list>
            <text:list-item>
              <text:h text:style-name="Sub-heading" text:outline-level="2">Matrix representation of SNP systems Author(s)</text:h>
            </text:list-item>
          </text:list>
        </text:list-item>
      </text:list>
      <text:p text:style-name="P7">Author country </text:p>
      <text:p text:style-name="P7"/>
      <text:list xml:id="list771671492" text:continue-numbering="true" text:style-name="Outline">
        <text:list-item>
          <text:list>
            <text:list-item>
              <text:h text:style-name="Sub-heading" text:outline-level="2">Abstract</text:h>
            </text:list-item>
          </text:list>
        </text:list-item>
      </text:list>
      <text:p text:style-name="Normal">Please begin your abstract 3 lines spaces from the last line in the author list. Abstract in 10 pt should be no more than 7 lines</text:p>
      <text:p text:style-name="Normal"/>
      <text:list xml:id="list23400865" text:continue-numbering="true" text:style-name="Outline">
        <text:list-item>
          <text:list>
            <text:list-item>
              <text:h text:style-name="Sub-heading" text:outline-level="2">Keywords</text:h>
            </text:list-item>
          </text:list>
        </text:list-item>
      </text:list>
      <text:p text:style-name="Normal">Key words will be 3 to 5 words in Times Roman Italic 10 pt.</text:p>
      <text:p text:style-name="Normal">This should be begin 1 line space from abstract.</text:p>
      <text:p text:style-name="Normal"/>
      <text:list xml:id="list1151155283" text:continue-numbering="true" text:style-name="Outline">
        <text:list-item>
          <text:h text:style-name="Main_20_Heading" text:outline-level="1">Parallel computing with NVIdia cuda architecture </text:h>
        </text:list-item>
      </text:list>
      <text:p text:style-name="Normal">Please use an A4 (297 X 210 mm) white standard bond paper for preparing a paper of the 4th CECAR. Set the left and right margins at 15mm, top margins at 15mm, bottom margins at 40 mm and center margins at 8 mm in double column. The paper should be prepared in Times Roman with </text:p>
      <text:p text:style-name="Normal">100% word spacing. Detailed pt is as described above.</text:p>
      <text:p text:style-name="Normal"><text:tab/></text:p>
      <text:list xml:id="list462794549" text:continue-numbering="true" text:style-name="Outline">
        <text:list-item>
          <text:list>
            <text:list-item>
              <text:h text:style-name="Sub-heading" text:outline-level="2">Hardware and software architecture</text:h>
            </text:list-item>
          </text:list>
        </text:list-item>
      </text:list>
      <text:p text:style-name="Normal">Avoid using footnotes and/or remarks. If any, try to explain </text:p>
      <text:p text:style-name="Normal">it in the text, or in appendix</text:p>
      <text:p text:style-name="Normal"/>
      <text:list xml:id="list1642873163" text:continue-numbering="true" text:style-name="Outline">
        <text:list-item>
          <text:list>
            <text:list-item>
              <text:h text:style-name="Sub-heading" text:outline-level="2">Matrix computations with NVIDIA CUDA</text:h>
            </text:list-item>
          </text:list>
        </text:list-item>
      </text:list>
      <text:p text:style-name="Normal">Capital letters in 11pt should be used for main headings (chapter title). The sub-headings for sections, in 10pt. with their initial letters capitalized, are preceded by sub section number with point like 5.1. </text:p>
      <text:p text:style-name="Normal"/>
      <text:list xml:id="list893461047" text:continue-numbering="true" text:style-name="Outline">
        <text:list-item>
          <text:list>
            <text:list-item>
              <text:h text:style-name="P13" text:outline-level="2">XXXX Equation</text:h>
            </text:list-item>
          </text:list>
        </text:list-item>
      </text:list>
      <text:p text:style-name="P7">Use equation editor for special high quality fonts for all mathematical equations in the text. Some equations may be placed off the text as:</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8"><draw:frame draw:style-name="fr5" draw:name="Objekt4" text:anchor-type="as-char" svg:width="2.302cm" svg:height="1.139cm" draw:z-index="1"><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9"><text:bookmark-start text:name="__DdeLink__1850_1305121422"/>(1<text:sequence text:ref-name="refText1" text:name="Text" text:formula="ooow:Text+1" style:num-format="a">b</text:sequence>)<text:bookmark-end text:name="__DdeLink__1850_1305121422"/></text:p>
            </table:table-cell>
          </table:table-row>
        </table:table-header-rows>
      </table:table>
      <text:p text:style-name="Standard"/>
      <table:table table:name="Table1" table:style-name="Table1">
        <table:table-column table:style-name="Table1.A"/>
        <table:table-column table:style-name="Table1.B"/>
        <table:table-header-rows>
          <table:table-row>
            <table:table-cell table:style-name="Table1.A1" office:value-type="string">
              <text:p text:style-name="P8"><draw:frame draw:style-name="fr5" draw:name="Object1" text:anchor-type="as-char" svg:width="2.392cm" svg:height="0.637cm" draw:z-index="2"><draw:object xlink:href="./Object 2" xlink:type="simple" xlink:show="embed" xlink:actuate="onLoad"/><draw:image xlink:href="./ObjectReplacements/Object 2" xlink:type="simple" xlink:show="embed" xlink:actuate="onLoad"/></draw:frame> </text:p>
            </table:table-cell>
            <table:table-cell table:style-name="Table1.A1" office:value-type="string">
              <text:p text:style-name="P9">(1<text:sequence text:ref-name="refText2" text:name="Text" text:formula="ooow:Text+1" style:num-format="a">c</text:sequence>)</text:p>
            </table:table-cell>
          </table:table-row>
        </table:table-header-rows>
      </table:table>
      <text:p text:style-name="Normal"/>
      <text:p text:style-name="Normal">For simple equations in the text always use superscript and subscript (select Font in the menu) instead of the equation editor. Never use the equation editor between text on same line.</text:p>
      <text:p text:style-name="Normal"/>
      <text:list xml:id="list1048296109" text:continue-numbering="true" text:style-name="Outline">
        <text:list-item>
          <text:list>
            <text:list-item>
              <text:h text:style-name="Sub-heading" text:outline-level="2">Tables</text:h>
            </text:list-item>
          </text:list>
        </text:list-item>
      </text:list>
      <text:p text:style-name="P7">Tables should locate close to the first reference to them in the text and number them consecutively. Explanations should be given at the foot of the table, not within the table itself. Type the caption above the table to the same width as table. See sample tables as follows:</text:p>
      <text:p text:style-name="P10"><text:span text:style-name="T6">Table </text:span><text:span text:style-name="T6"><text:sequence text:ref-name="refTable0" text:name="Table" text:formula="ooow:Table+1" style:num-format="1">1</text:sequence></text:span><text:span text:style-name="T6">: </text:span>Caption should be centered, but if it is long, it <text:tab/>should be indented like this</text:p>
      <table:table table:name="Table2" table:style-name="Table2">
        <table:table-column table:style-name="Table2.A" table:number-columns-repeated="3"/>
        <table:table-row table:style-name="Table2.1">
          <table:table-cell table:style-name="Table2.A1" office:value-type="string">
            <text:p text:style-name="P3">Specimen No.</text:p>
          </table:table-cell>
          <table:table-cell table:style-name="Table2.A1" office:value-type="string">
            <text:p text:style-name="P3">Heights (cm)</text:p>
          </table:table-cell>
          <table:table-cell table:style-name="Table2.C1" office:value-type="string">
            <text:p text:style-name="P3">Width (cm)</text:p>
          </table:table-cell>
        </table:table-row>
        <table:table-row table:style-name="Table2.2">
          <table:table-cell table:style-name="Table2.A2" office:value-type="float" office:value="1">
            <text:p text:style-name="P3">1</text:p>
          </table:table-cell>
          <table:table-cell table:style-name="Table2.A2" office:value-type="float" office:value="145.5">
            <text:p text:style-name="P3">145.5</text:p>
          </table:table-cell>
          <table:table-cell table:style-name="Table2.C2" office:value-type="float" office:value="25">
            <text:p text:style-name="P3">25.0</text:p>
          </table:table-cell>
        </table:table-row>
        <table:table-row table:style-name="Table2.3">
          <table:table-cell table:style-name="Table2.A2" office:value-type="float" office:value="2">
            <text:p text:style-name="P3">2</text:p>
          </table:table-cell>
          <table:table-cell table:style-name="Table2.A2" office:value-type="float" office:value="175.5">
            <text:p text:style-name="P3">175.5</text:p>
          </table:table-cell>
          <table:table-cell table:style-name="Table2.C2" office:value-type="float" office:value="40">
            <text:p text:style-name="P3">40.0</text:p>
          </table:table-cell>
        </table:table-row>
        <table:table-row table:style-name="Table2.4">
          <table:table-cell table:style-name="Table2.A2" office:value-type="float" office:value="3">
            <text:p text:style-name="P3">3</text:p>
          </table:table-cell>
          <table:table-cell table:style-name="Table2.B4" office:value-type="float" office:value="190">
            <text:p text:style-name="P3">190.0</text:p>
          </table:table-cell>
          <table:table-cell table:style-name="Table2.C2" office:value-type="float" office:value="65">
            <text:p text:style-name="P3">65.0</text:p>
          </table:table-cell>
        </table:table-row>
      </table:table>
      <text:p text:style-name="P7"/>
      <text:p text:style-name="P7"/>
      <text:list xml:id="list612748540" text:continue-numbering="true" text:style-name="Outline">
        <text:list-item>
          <text:list>
            <text:list-item>
              <text:h text:style-name="Sub-heading" text:outline-level="2">Figure</text:h>
            </text:list-item>
          </text:list>
        </text:list-item>
      </text:list>
      <text:p text:style-name="Normal">Place the caption underneath the figure. Type as below for the caption. Leave about two lines of space between the figure caption and the text of the paper</text:p>
      <text:p text:style-name="Normal"/>
      <text:p text:style-name="Normal"><draw:frame draw:style-name="fr2" draw:name="Frame2" text:anchor-type="paragraph" svg:width="6.641cm" draw:z-index="3"><draw:text-box fo:min-height="4.471cm"><text:p text:style-name="Fig."><draw:frame draw:style-name="fr3" draw:name="graphics1" text:anchor-type="paragraph" svg:x="0.004cm" svg:y="0.002cm" svg:width="6.641cm" style:rel-width="100%" svg:height="4.471cm" style:rel-height="scale" draw:z-index="4"><draw:image xlink:href="Pictures/20000117000019F1000011773B38E362.svm" xlink:type="simple" xlink:show="embed" xlink:actuate="onLoad"/></draw:frame><text:span text:style-name="T6">Fig. </text:span><text:span text:style-name="T6"><text:sequence text:ref-name="refFig.0" text:name="Fig." text:formula="ooow:Fig.+1" style:num-format="1">1</text:sequence></text:span><text:span text:style-name="T6">:</text:span> Place caption below the drawing</text:p></draw:text-box></draw:frame></text:p>
      <text:p text:style-name="Normal"/>
      <text:list xml:id="list660038196" text:continue-numbering="true" text:style-name="Outline">
        <text:list-item>
          <text:list>
            <text:list-item>
              <text:h text:style-name="Sub-heading" text:outline-level="2">Photographs</text:h>
            </text:list-item>
          </text:list>
        </text:list-item>
      </text:list>
      <text:p text:style-name="Normal">Figures, Table 1.</text:p>
      <text:p text:style-name="Normal"/>
      <text:list xml:id="list1410366730" text:continue-numbering="true" text:style-name="Outline">
        <text:list-item>
          <text:list>
            <text:list-item>
              <text:h text:style-name="Sub-heading" text:outline-level="2">Conclusion</text:h>
            </text:list-item>
          </text:list>
        </text:list-item>
      </text:list>
      <text:p text:style-name="Normal">Conclusions should state concisely the most important propositions of the paper as well as the author’s view of the practical implications of the results.</text:p>
      <text:p text:style-name="Normal"/>
      <text:list xml:id="list287617778" text:continue-numbering="true" text:style-name="Outline">
        <text:list-item>
          <text:h text:style-name="Main_20_Heading" text:outline-level="1">Design and implementation of an SNP system simulator using NVIdia cuda</text:h>
        </text:list-item>
      </text:list>
      <text:p text:style-name="Normal">Blah blah blah</text:p>
      <text:p text:style-name="Normal"/>
      <text:list xml:id="list1922955316" text:continue-numbering="true" text:style-name="Outline">
        <text:list-item>
          <text:list>
            <text:list-item>
              <text:h text:style-name="Sub-heading" text:outline-level="2">Design and architectural considerations of the simulator</text:h>
            </text:list-item>
          </text:list>
        </text:list-item>
      </text:list>
      <text:p text:style-name="Normal">sdfsdfsdff</text:p>
      <text:p text:style-name="Normal"/>
      <text:list xml:id="list935225336" text:continue-numbering="true" text:style-name="Outline">
        <text:list-item>
          <text:list>
            <text:list-item>
              <text:h text:style-name="Sub-heading" text:outline-level="2">Algorithms for the SNP system simulator on NVIDIA CUDA</text:h>
            </text:list-item>
          </text:list>
        </text:list-item>
      </text:list>
      <text:p text:style-name="Normal">sdfsfff</text:p>
      <text:p text:style-name="Normal"/>
      <text:list xml:id="list636236820" text:continue-numbering="true" text:style-name="Outline">
        <text:list-item>
          <text:h text:style-name="Main_20_Heading" text:outline-level="1"><text:soft-page-break/>Computation simulation results and analysis</text:h>
        </text:list-item>
      </text:list>
      <text:p text:style-name="Normal"/>
      <text:p text:style-name="Heading-no_20_number">Acknowledgment</text:p>
      <text:p text:style-name="Normal">Acknowledgment should follow conclusions and its text 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1790599506" text:style-name="L1">
        <text:list-item>
          <text:list>
            <text:list-header>
              <text:p text:style-name="P11">[1] Ionescu, M., Paun, G., and Yokomori, T. (February 2006). Spiking Neural P Systems. Journal Fundamenta Informaticae, Vol. 71, issue 2,3 pp. 279-308</text:p>
              <text:p text:style-name="P11">[2] Zeng, X., Adorna, H., Martinez-del-Amor, M., Pan, L., and Perez-Jimenez, M.J. (August 2010). Matrix Representation of Spiking Neural P Systems. 11<text:span text:style-name="T1">th</text:span> International Conference on Membrane Computing, Jena, Germany</text:p>
              <text:p text:style-name="P11">[3] Cecilia, J., Garcia, J., Guerrero, G., Martinez-del-Amor, M., Perez-Jurtado, I., and Perez-Jimenez, M.J. (April 2010). Simulating a P system based efficient solution to SAT by using GPUs Journal of Logic and Algebraic Programming. Vol 79, issue 6, pp. 317-325</text:p>
              <text:p text:style-name="P11">[4] Kirk, D., Hwu, W.. (February 2010). Programming Massively Parallel Processors: A Hands On Approach. Morgan Kaufmann 1<text:span text:style-name="T1">st</text:span> ed. Burlington, MA, USA</text:p>
              <text:p text:style-name="P11">[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1246418388" text:continue-numbering="true" text:style-name="L1">
        <text:list-item>
          <text:list>
            <text:list-header>
              <text:p text:style-name="P1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0:46:48</dc:date>
    <meta:editing-duration>PT15H37M50S</meta:editing-duration>
    <meta:editing-cycles>140</meta:editing-cycles>
    <meta:generator>OpenOffice.org/3.2$Unix OpenOffice.org_project/320m12$Build-9483</meta:generator>
    <dc:creator>francis </dc:creator>
    <meta:document-statistic meta:table-count="4" meta:image-count="1" meta:object-count="5" meta:page-count="3" meta:paragraph-count="89" meta:word-count="1357" meta:character-count="8355"/>
    <meta:user-defined meta:name="Info 1"/>
    <meta:user-defined meta:name="Info 2"/>
    <meta:user-defined meta:name="Info 3"/>
    <meta:user-defined meta:name="Info 4"/>
  </office:meta>
</office:document-meta>
</file>

<file path=Object 1/content.xml><?xml version="1.0" encoding="utf-8"?>
<math xmlns="http://www.w3.org/1998/Math/MathML">
  <semantics>
    <mrow>
      <mrow>
        <mi>G</mi>
        <mi mathvariant="normal">=</mi>
        <mrow>
          <munderover>
            <mi mathvariant="normal">∑</mi>
            <mrow>
              <mi>n</mi>
              <mi mathvariant="normal">=</mi>
              <mn>0</mn>
            </mrow>
            <mi mathvariant="normal">∞</mi>
          </munderover>
          <msub>
            <mi>b</mi>
            <mi>n</mi>
          </msub>
        </mrow>
      </mrow>
      <mrow>
        <mo stretchy="false">(</mo>
        <mi>t</mi>
        <mo stretchy="false">)</mo>
      </mrow>
    </mrow>
    <annotation encoding="StarMath 5.0">G= sum from {n=0} to{infinity} b_n(t) </annotation>
  </semantics>
</math>
</file>

<file path=Object 2/content.xml><?xml version="1.0" encoding="utf-8"?>
<math xmlns="http://www.w3.org/1998/Math/MathML">
  <semantics>
    <mrow>
      <mrow>
        <mi>F</mi>
        <mi mathvariant="normal">=</mi>
        <mrow>
          <mi mathvariant="normal">∫</mi>
          <mi>sin</mi>
        </mrow>
      </mrow>
      <mi mathvariant="italic">zdz</mi>
    </mrow>
    <annotation encoding="StarMath 5.0">F = int sin{zdz}</annotation>
  </semantics>
</math>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i</mi>
            <mn>0</mn>
          </msub>
        </mrow>
        <mo stretchy="false">)</mo>
      </mrow>
    </mrow>
    <annotation encoding="StarMath 5.0">Π = (O, σ_{1}, ...,σ_{m}, syn, i_{0}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